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1"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2"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3"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25"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style:style style:name="T13" style:family="text">
      <style:text-properties fo:color="#800000"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8">Structure des unités</text:p>
            <text:p text:style-name="P5">(caractéristiques des unités contrôlées par les joueurs) </text:p>
          </table:table-cell>
          <table:table-cell table:style-name="Table1.A2" office:value-type="string">
            <text:p text:style-name="P12">Typedef struct{<text:span text:style-name="T4">caractéristiques</text:span>}</text:p>
            <text:p text:style-name="P7">(vie,attaque,<text:span text:style-name="T4">défense</text:span>,esquive,<text:span text:style-name="T4">inventaire</text:span>)</text:p>
            <text:p text:style-name="P13"><text:span text:style-name="T9">//</text:span><text:span text:style-name="T10">FAIT</text:span></text:p>
            <text:p text:style-name="P7"/>
            <text:p text:style-name="P17"><text:span text:style-name="T6">utilisation desdifférents objets </text:span>{inventaire joueur}</text:p>
            <text:p text:style-name="P20">(Inventaire de l'unité/Liste des objets que l'unité possède)</text:p>
            <text:p text:style-name="P13"><text:span text:style-name="T9">//</text:span><text:span text:style-name="T10">FAIT</text:span></text:p>
            <text:p text:style-name="P20"/>
            <text:p text:style-name="P21"/>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1"><text:span text:style-name="T2">ReglesD</text:span>eplacement()</text:p>
            <text:p text:style-name="P7">(<text:span text:style-name="T4">Définition des limites de déplacement des unités dans la matrice)</text:span></text:p>
            <text:p text:style-name="P8">(optionnel : notion de poids d'inventaire qui affecte le déplacement)</text:p>
            <text:p text:style-name="P5"/>
            <text:p text:style-name="P13"><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8">Environnement</text:p>
            <text:p text:style-name="P5">(Definition des limites (et obstacles) du terrain de jeu)</text:p>
          </table:table-cell>
          <table:table-cell table:style-name="Table1.A2" office:value-type="string">
            <text:p text:style-name="P11">Matrice<text:span text:style-name="T7">//</text:span><text:span text:style-name="T8">FAIT</text:span></text:p>
            <text:p text:style-name="P8">(Représentation du terrain)</text:p>
            <text:p text:style-name="P13">Structure<text:span text:style-name="T7">//</text:span><text:span text:style-name="T11">FAIT</text:span></text:p>
            <text:p text:style-name="P23">(liste objets du décor contenus dans la matrice(sur le terrain))</text:p>
            <text:p text:style-name="P24">Fonction placer pions <text:span text:style-name="T7">//EN COURS</text:span></text:p>
            <text:p text:style-name="P25">(placer les différents pions sur la matrice)</text:p>
          </table:table-cell>
          <table:table-cell table:style-name="Table1.C2" office:value-type="string">
            <text:p text:style-name="P7">Vincent</text:p>
          </table:table-cell>
        </table:table-row>
        <table:table-row>
          <table:table-cell table:style-name="Table1.A2" office:value-type="string">
            <text:p text:style-name="P19">Choix des joueurs par tour</text:p>
            <text:p text:style-name="P5"/>
            <text:p text:style-name="P5">(<text:span text:style-name="T4">Déplacement des </text:span><text:soft-page-break/><text:span text:style-name="T4">unités <text:s/></text:span>/ <text:span text:style-name="T2">A</text:span>ctions du joueur <text:span text:style-name="T2">pendant les combats</text:span>)</text:p>
            <text:p text:style-name="P6"/>
          </table:table-cell>
          <table:table-cell table:style-name="Table1.A2" office:value-type="string">
            <text:p text:style-name="P14">Fonction <text:span text:style-name="T3">déplacement</text:span>()<text:span text:style-name="T7">//</text:span><text:span text:style-name="T12">EN COURS</text:span></text:p>
            <text:p text:style-name="P8">(Choix de l'unité à deplacer)</text:p>
            <text:p text:style-name="P6"><text:soft-page-break/></text:p>
            <text:p text:style-name="P15"/>
            <text:p text:style-name="P15"/>
            <text:p text:style-name="P15">Fonction combat()//<text:span text:style-name="T8">EN COURS</text:span></text:p>
            <text:p text:style-name="P22">(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19">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9">Kevin</text:p>
          </table:table-cell>
        </table:table-row>
        <table:table-row>
          <table:table-cell table:style-name="Table1.A2" office:value-type="string">
            <text:p text:style-name="P19">IA</text:p>
            <text:p text:style-name="P6">(Appelle les fonctions de choix avec en paramètre <text:span text:style-name="T3">une variable aléatoire)</text:span></text:p>
          </table:table-cell>
          <table:table-cell table:style-name="Table1.A2" office:value-type="string">
            <text:p text:style-name="P16">ChoixIA()</text:p>
            <text:p text:style-name="P20">(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16:32:50.562072000</dc:date>
    <meta:editing-duration>PT4H6M59S</meta:editing-duration>
    <meta:editing-cycles>26</meta:editing-cycles>
    <meta:generator>LibreOffice/5.0.6.3$MacOSX_X86_64 LibreOffice_project/490fc03b25318460cfc54456516ea2519c11d1aa</meta:generator>
    <meta:document-statistic meta:table-count="1" meta:image-count="0" meta:object-count="0" meta:page-count="2" meta:paragraph-count="48" meta:word-count="285" meta:character-count="1995" meta:non-whitespace-character-count="1753"/>
  </office:meta>
</office:document-meta>
</file>